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hurjati" svg:font-family="Dhurj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94d" officeooo:paragraph-rsid="001bf94d"/>
    </style:style>
    <style:style style:name="P2" style:family="paragraph" style:parent-style-name="Standard">
      <style:text-properties officeooo:rsid="001bf94d" officeooo:paragraph-rsid="001c6243"/>
    </style:style>
    <style:style style:name="P3" style:family="paragraph" style:parent-style-name="Standard">
      <style:text-properties officeooo:rsid="001c21f0" officeooo:paragraph-rsid="001c21f0"/>
    </style:style>
    <style:style style:name="P4" style:family="paragraph" style:parent-style-name="Standard">
      <style:text-properties officeooo:rsid="001c21f0" officeooo:paragraph-rsid="001c6243"/>
    </style:style>
    <style:style style:name="P5" style:family="paragraph" style:parent-style-name="Standard">
      <style:text-properties officeooo:rsid="001c21f0" officeooo:paragraph-rsid="001e0fe8"/>
    </style:style>
    <style:style style:name="P6" style:family="paragraph" style:parent-style-name="Standard">
      <style:text-properties officeooo:rsid="001c21f0" officeooo:paragraph-rsid="001fbd2b"/>
    </style:style>
    <style:style style:name="P7" style:family="paragraph" style:parent-style-name="Standard">
      <style:text-properties officeooo:rsid="001c21f0" officeooo:paragraph-rsid="0020db3e"/>
    </style:style>
    <style:style style:name="P8" style:family="paragraph" style:parent-style-name="Standard">
      <style:text-properties officeooo:rsid="001c21f0" officeooo:paragraph-rsid="0022d163"/>
    </style:style>
    <style:style style:name="P9" style:family="paragraph" style:parent-style-name="Standard">
      <style:text-properties style:use-window-font-color="true" loext:opacity="0%" officeooo:rsid="001c21f0" officeooo:paragraph-rsid="001e0fe8"/>
    </style:style>
    <style:style style:name="P10" style:family="paragraph" style:parent-style-name="Standard" style:list-style-name="L1">
      <style:text-properties style:use-window-font-color="true" loext:opacity="0%" officeooo:rsid="001bf94d" officeooo:paragraph-rsid="001bf94d" fo:background-color="#ec9ba4"/>
    </style:style>
    <style:style style:name="P11" style:family="paragraph" style:parent-style-name="Standard" style:list-style-name="L1">
      <style:text-properties officeooo:rsid="001bf94d" officeooo:paragraph-rsid="001bf94d" fo:background-color="#81aca6"/>
    </style:style>
    <style:style style:name="P12" style:family="paragraph" style:parent-style-name="Standard" style:list-style-name="L2">
      <style:text-properties officeooo:rsid="001bf94d" officeooo:paragraph-rsid="001bf94d"/>
    </style:style>
    <style:style style:name="P13" style:family="paragraph" style:parent-style-name="Standard">
      <style:text-properties officeooo:rsid="001bf94d" officeooo:paragraph-rsid="001bf94d"/>
    </style:style>
    <style:style style:name="P14" style:family="paragraph" style:parent-style-name="Standard" style:list-style-name="L3">
      <style:text-properties officeooo:rsid="001c21f0" officeooo:paragraph-rsid="001c21f0"/>
    </style:style>
    <style:style style:name="P15" style:family="paragraph" style:parent-style-name="Standard">
      <style:text-properties style:font-name="Dhurjati" officeooo:rsid="00218f3f" officeooo:paragraph-rsid="001c6243"/>
    </style:style>
    <style:style style:name="P16" style:family="paragraph" style:parent-style-name="Standard">
      <style:text-properties style:font-name="Dhurjati" officeooo:rsid="00218f3f" officeooo:paragraph-rsid="001fbd2b"/>
    </style:style>
    <style:style style:name="P17" style:family="paragraph" style:parent-style-name="Standard">
      <style:text-properties officeooo:rsid="0024f6b1" officeooo:paragraph-rsid="0024f6b1"/>
    </style:style>
    <style:style style:name="T1" style:family="text">
      <style:text-properties officeooo:rsid="001bf94d"/>
    </style:style>
    <style:style style:name="T2" style:family="text">
      <style:text-properties officeooo:rsid="001c21f0"/>
    </style:style>
    <style:style style:name="T3" style:family="text">
      <style:text-properties fo:background-color="#81aca6" loext:char-shading-value="0"/>
    </style:style>
    <style:style style:name="T4" style:family="text">
      <style:text-properties fo:background-color="#ec9ba4" loext:char-shading-value="0"/>
    </style:style>
    <style:style style:name="T5" style:family="text">
      <style:text-properties officeooo:rsid="001c624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6243" style:font-style-asian="italic" style:font-style-complex="italic"/>
    </style:style>
    <style:style style:name="T8" style:family="text">
      <style:text-properties fo:font-style="italic" fo:background-color="#ec9ba4" loext:char-shading-value="0" style:font-style-asian="italic" style:font-style-complex="italic"/>
    </style:style>
    <style:style style:name="T9" style:family="text">
      <style:text-properties fo:font-style="italic" officeooo:rsid="001c6243" fo:background-color="#ec9ba4" loext:char-shading-value="0" style:font-style-asian="italic" style:font-style-complex="italic"/>
    </style:style>
    <style:style style:name="T10" style:family="text">
      <style:text-properties fo:color="#069a2e" loext:opacity="100%" officeooo:rsid="001c6243"/>
    </style:style>
    <style:style style:name="T11" style:family="text">
      <style:text-properties style:use-window-font-color="true" loext:opacity="0%" officeooo:rsid="001c6243"/>
    </style:style>
    <style:style style:name="T12" style:family="text">
      <style:text-properties style:use-window-font-color="true" loext:opacity="0%" officeooo:rsid="001e0fe8"/>
    </style:style>
    <style:style style:name="T13" style:family="text">
      <style:text-properties style:use-window-font-color="true" loext:opacity="0%" officeooo:rsid="001fbd2b"/>
    </style:style>
    <style:style style:name="T14" style:family="text">
      <style:text-properties style:use-window-font-color="true" loext:opacity="0%" fo:font-style="italic" officeooo:rsid="001c6243" style:font-style-asian="italic" style:font-style-complex="italic"/>
    </style:style>
    <style:style style:name="T15" style:family="text">
      <style:text-properties officeooo:rsid="001e0fe8"/>
    </style:style>
    <style:style style:name="T16" style:family="text">
      <style:text-properties fo:color="#c9211e" loext:opacity="100%" officeooo:rsid="001e0fe8"/>
    </style:style>
    <style:style style:name="T17" style:family="text">
      <style:text-properties fo:color="#c9211e" loext:opacity="100%" officeooo:rsid="001c6243"/>
    </style:style>
    <style:style style:name="T18" style:family="text">
      <style:text-properties fo:color="#c9211e" loext:opacity="100%" officeooo:rsid="001fbd2b"/>
    </style:style>
    <style:style style:name="T19" style:family="text">
      <style:text-properties fo:color="#c9211e" loext:opacity="100%" fo:font-style="italic" officeooo:rsid="001e0fe8" style:font-style-asian="italic" style:font-style-complex="italic"/>
    </style:style>
    <style:style style:name="T20" style:family="text">
      <style:text-properties fo:color="#c9211e" loext:opacity="100%" fo:font-style="italic" officeooo:rsid="001c6243" style:font-style-asian="italic" style:font-style-complex="italic"/>
    </style:style>
    <style:style style:name="T21" style:family="text">
      <style:text-properties fo:color="#00a933" loext:opacity="100%" officeooo:rsid="001e0fe8"/>
    </style:style>
    <style:style style:name="T22" style:family="text">
      <style:text-properties fo:color="#00a933" loext:opacity="100%" officeooo:rsid="001fbd2b"/>
    </style:style>
    <style:style style:name="T23" style:family="text">
      <style:text-properties fo:color="#00a933" loext:opacity="100%" fo:font-style="italic" officeooo:rsid="001e0fe8" style:font-style-asian="italic" style:font-style-complex="italic"/>
    </style:style>
    <style:style style:name="T24" style:family="text">
      <style:text-properties officeooo:rsid="001fbd2b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Fil Rouge – Cas d’utilisation : Passer une commande. </text:span></text:p>
      <text:p text:style-name="Standard"/>
      <text:p text:style-name="P1">I. Identifier les acteurs</text:p>
      <text:p text:style-name="P1"/>
      <text:list xml:id="list1438757314" text:style-name="L1">
        <text:list-item>
          <text:p text:style-name="P10">CLIENT ;</text:p>
        </text:list-item>
        <text:list-item>
          <text:p text:style-name="P11">COMMERCIAUX ;</text:p>
        </text:list-item>
      </text:list>
      <text:p text:style-name="P1"/>
      <text:p text:style-name="P1">II.Différents cas d’usages par acteur</text:p>
      <text:p text:style-name="P1"/>
      <text:list xml:id="list1994934669" text:style-name="L2">
        <text:list-item>
          <text:p text:style-name="P12">Le <text:span text:style-name="T4">client</text:span> peut </text:p>
          <text:list>
            <text:list-item>
              <text:list>
                <text:list-item>
                  <text:list>
                    <text:list-header>
                      <text:p text:style-name="P12">→ <text:span text:style-name="T2">C</text:span>ommander un produit</text:p>
                      <text:p text:style-name="P12">→ Mettre un article dans un panier</text:p>
                      <text:p text:style-name="P12">→ <text:span text:style-name="T2">S</text:span>upprimer un article de son panier</text:p>
                      <text:p text:style-name="P12">→ <text:span text:style-name="T2">C</text:span>onsulter le catalogue</text:p>
                    </text:list-header>
                  </text:list>
                </text:list-item>
              </text:list>
            </text:list-item>
          </text:list>
        </text:list-item>
      </text:list>
      <text:p text:style-name="P1"><text:tab/><text:tab/> <text:s text:c="5"/>→ Entrer plusieurs adresses </text:p>
      <text:p text:style-name="P1"><text:tab/><text:tab/> <text:s text:c="5"/>→ <text:span text:style-name="T2">C</text:span>réer un profil client</text:p>
      <text:p text:style-name="P1"><text:tab/><text:tab/> <text:s text:c="5"/>→ <text:span text:style-name="T2">Modifier son profil client</text:span></text:p>
      <text:p text:style-name="P1"><text:tab/><text:tab/> <text:s text:c="5"/>→ <text:span text:style-name="T2">Consulter ses anciennes commandes</text:span></text:p>
      <text:list xml:id="list2859912279" text:style-name="L3">
        <text:list-item>
          <text:p text:style-name="P14">Les <text:span text:style-name="T3">commerciaux</text:span> peuvent : </text:p>
          <text:list>
            <text:list-item>
              <text:list>
                <text:list-item>
                  <text:list>
                    <text:list-header>
                      <text:p text:style-name="P14">→ Créer un profil client pour un professionnel</text:p>
                      <text:p text:style-name="P14">→ Attribuer une remise </text:p>
                    </text:list-header>
                  </text:list>
                </text:list-item>
              </text:list>
            </text:list-item>
          </text:list>
        </text:list-item>
      </text:list>
      <text:p text:style-name="P3"><text:tab/><text:tab/> <text:s text:c="5"/>→ Consulter les commandes de ses clients</text:p>
      <text:p text:style-name="P3"><text:tab/><text:tab/> <text:s text:c="5"/>→ commander chez un fournisseur </text:p>
      <text:p text:style-name="P3"/>
      <text:p text:style-name="P1"/>
      <text:p text:style-name="P2">III. Scénario nominal et Alternatif du cas d’usage : Passer une commande</text:p>
      <text:p text:style-name="P2"/>
      <text:p text:style-name="P15">FLOT NOMINAL </text:p>
      <text:p text:style-name="P3"><text:span text:style-name="T8">Client </text:span><text:span text:style-name="T9">particulier</text:span><text:span text:style-name="T6"> ajoute un produit </text:span>→ <text:span text:style-name="T5">Le produit est en stock → il valide son panier → le client se connecte →Le client sélectionne son adresse de livraison → L’adresse de facturation est la même → le client est un particulier → le moyen de paiement est valide → La commande passe en statut ‘clos’ → une facture est générée </text:span></text:p>
      <text:p text:style-name="P3"/>
      <text:p text:style-name="P4"><text:span text:style-name="T8">Client </text:span><text:span text:style-name="T9">professionnel</text:span><text:span text:style-name="T6"> ajoute un produit </text:span>→ <text:span text:style-name="T5">Le produit est en stock → il valide son panier → le client se connecte →Le client sélectionne son adresse de livraison → L’adresse de facturation est la même → le client est un professionnel → </text:span></text:p>
      <text:p text:style-name="P4"><text:span text:style-name="T5"><text:tab/><text:tab/>le professionnel </text:span><text:span text:style-name="T10">paye directement </text:span><text:span text:style-name="T5"><text:s/>→ La commande passe en statut ‘clos’ → une facture est générée.</text:span></text:p>
      <text:p text:style-name="P4"><text:span text:style-name="T5"><text:tab/><text:tab/>le professionnel </text:span><text:span text:style-name="T10">paye par virement </text:span><text:span text:style-name="T5"><text:s/>→ La commande passe en statut ‘en attente’ → une facture est générée.</text:span></text:p>
      <text:p text:style-name="P4"><text:span text:style-name="T5"><text:tab/><text:tab/>le professionnel </text:span><text:span text:style-name="T10">paye par chèque </text:span><text:span text:style-name="T5"><text:s/>→ La commande passe en statut ‘en attente’ → une facture est générée.</text:span></text:p>
      <text:p text:style-name="P15"/>
      <text:p text:style-name="P15"/>
      <text:p text:style-name="P15">FLOT NOMINAL </text:p>
      <text:p text:style-name="P5"><text:span text:style-name="T8">Client </text:span><text:span text:style-name="T9">particulier</text:span><text:span text:style-name="T6"> ajoute un produit </text:span>→ <text:span text:style-name="T5">Le produit </text:span><text:span text:style-name="T16">n’</text:span><text:span text:style-name="T17">est </text:span><text:span text:style-name="T16">pas</text:span><text:span text:style-name="T17"> en stock</text:span><text:span text:style-name="T5"> </text:span><text:span text:style-name="T11">→ </text:span><text:span text:style-name="T21">la commande est annulée.</text:span></text:p>
      <text:p text:style-name="P9"><text:tab/><text:span text:style-name="T5">→ il </text:span><text:span text:style-name="T16">ne </text:span><text:span text:style-name="T17">valide </text:span><text:span text:style-name="T16">pas</text:span><text:span text:style-name="T5"> son panier → </text:span><text:span text:style-name="T15">une modale lui propose </text:span><text:span text:style-name="T5"><text:s/></text:span><text:span text:style-name="T15">de </text:span><text:span text:style-name="T21">continuer ses achats</text:span><text:span text:style-name="T15"> ou de </text:span><text:span text:style-name="T21">valider sa commande</text:span><text:span text:style-name="T15">.</text:span></text:p>
      <text:p text:style-name="P5"><text:span text:style-name="T5"><text:tab/>→ le client </text:span><text:span text:style-name="T16">n’as pas de compte client</text:span><text:span text:style-name="T15"> </text:span><text:span text:style-name="T5">→ </text:span><text:span text:style-name="T15">Il lui est proposé de </text:span><text:span text:style-name="T21">créer un compte</text:span><text:span text:style-name="T15"> → le client </text:span><text:span text:style-name="T21">accepte</text:span><text:span text:style-name="T15">.</text:span></text:p>
      <text:p text:style-name="P5"><text:span text:style-name="T5"><text:tab/>→ </text:span><text:span text:style-name="T15">Il lui est proposé de créer un compte → le client </text:span><text:span text:style-name="T16">refuse</text:span><text:span text:style-name="T15"> → </text:span><text:span text:style-name="T21">annulation de la commande.</text:span></text:p>
      <text:p text:style-name="P6"><text:soft-page-break/><text:span text:style-name="T5"><text:tab/>→Le client sélectionne son adresse de livraison → L’adresse de facturation </text:span><text:span text:style-name="T17">est </text:span><text:span text:style-name="T18">différente </text:span><text:span text:style-name="T24">→ l’adresse de facturation est une adresse </text:span><text:span text:style-name="T22">existante sur le compte client</text:span><text:span text:style-name="T24"> → </text:span><text:span text:style-name="T22">sélection de l’adresse.</text:span></text:p>
      <text:p text:style-name="P6"><text:span text:style-name="T13"><text:tab/>→ l’adresse de facturation </text:span><text:span text:style-name="T18">n’est pas</text:span><text:span text:style-name="T13"> une adresse </text:span><text:span text:style-name="T18">existante sur le compte client </text:span><text:span text:style-name="T13">→ </text:span><text:span text:style-name="T22">champs d’insertion d’une nouvelle adresse</text:span></text:p>
      <text:p text:style-name="P6"><text:span text:style-name="T5"><text:s/><text:tab/>→ le client est un particulier → le moyen de paiement est </text:span><text:span text:style-name="T18">in</text:span><text:span text:style-name="T17">valide</text:span><text:span text:style-name="T5"> → </text:span><text:span text:style-name="T24">commande </text:span><text:span text:style-name="T22">annulée</text:span><text:span text:style-name="T24"> → </text:span><text:span text:style-name="T22">retour au panier </text:span></text:p>
      <text:p text:style-name="P5"/>
      <text:p text:style-name="P5"/>
      <text:p text:style-name="P5"/>
      <text:p text:style-name="P5"/>
      <text:p text:style-name="P7"><text:span text:style-name="T8">Client </text:span><text:span text:style-name="T9">professionnel</text:span><text:span text:style-name="T6"> ajoute un produit <text:s/>→ </text:span><text:span text:style-name="T7">Le produit </text:span><text:span text:style-name="T19">n’</text:span><text:span text:style-name="T20">est </text:span><text:span text:style-name="T19">pas</text:span><text:span text:style-name="T20"> en stock</text:span><text:span text:style-name="T7"> </text:span><text:span text:style-name="T14">→ </text:span><text:span text:style-name="T23">la commande est annulée.</text:span></text:p>
      <text:p text:style-name="P7"><text:span text:style-name="T5"><text:s/><text:tab/></text:span><text:span text:style-name="T11">→ il </text:span><text:span text:style-name="T16">ne </text:span><text:span text:style-name="T17">valide </text:span><text:span text:style-name="T16">pas</text:span><text:span text:style-name="T11"> son panier → </text:span><text:span text:style-name="T12">une modale lui propose </text:span><text:span text:style-name="T11"><text:s/></text:span><text:span text:style-name="T12">de </text:span><text:span text:style-name="T21">continuer ses achats</text:span><text:span text:style-name="T12"> ou de </text:span><text:span text:style-name="T21">valider sa commande</text:span><text:span text:style-name="T12">.</text:span></text:p>
      <text:p text:style-name="P8"><text:span text:style-name="T5"><text:s/><text:tab/>→Le client sélectionne son adresse de livraison → L’adresse de facturation </text:span><text:span text:style-name="T17">est </text:span><text:span text:style-name="T18">différente </text:span><text:span text:style-name="T24">→ l’adresse de facturation est une adresse </text:span><text:span text:style-name="T22">existante sur le compte client</text:span><text:span text:style-name="T24"> → </text:span><text:span text:style-name="T22">sélection de l’adresse</text:span></text:p>
      <text:p text:style-name="P6"><text:span text:style-name="T5"><text:tab/><text:tab/>le professionnel </text:span><text:span text:style-name="T10">paye directement </text:span><text:span text:style-name="T5"><text:s/>→ La commande passe en statut ‘clos’ → une facture est générée.</text:span></text:p>
      <text:p text:style-name="P6"><text:span text:style-name="T5"><text:tab/><text:tab/>le professionnel </text:span><text:span text:style-name="T10">paye par virement </text:span><text:span text:style-name="T5"><text:s/>→ La commande passe en statut ‘en attente’ → une facture est générée.</text:span></text:p>
      <text:p text:style-name="P6"><text:span text:style-name="T5"><text:tab/><text:tab/>le professionnel </text:span><text:span text:style-name="T10">paye par chèque </text:span><text:span text:style-name="T5"><text:s/>→ La commande passe en statut ‘en attente’ → une facture est générée.</text:span></text:p>
      <text:p text:style-name="P16"/>
      <text:p text:style-name="P16"/>
      <text:p text:style-name="P1">IV. Diagramme de Séquence du cas d’usage : Passer une commande</text:p>
      <text:p text:style-name="P1"/>
      <text:p text:style-name="P17">annexe DiagrammeActivite_FilRouge.drawio.png</text:p>
      <text:p text:style-name="P1"/>
      <text:p text:style-name="P1">V. Diagramme d’activité pour le cas : Passer une commande</text:p>
      <text:p text:style-name="P1"/>
      <text:p text:style-name="P17">annexe DiagrammeSequence_FilRouge.drawio.png</text:p>
      <text:p text:style-name="P1"/>
      <text:p text:style-name="P1">VI. Diagramme de classe pour le cas : Passer une command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hurjati" svg:font-family="Dhurj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8:54:39.933504149</meta:creation-date>
    <dc:date>2023-03-06T16:56:25.561706136</dc:date>
    <meta:editing-duration>PT5H19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573" meta:character-count="3361" meta:non-whitespace-character-count="2748"/>
  </office:meta>
</office:document-meta>
</file>